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261daf" officeooo:paragraph-rsid="00261daf"/>
    </style:style>
    <style:style style:name="P2" style:family="paragraph" style:parent-style-name="Text_20_body">
      <style:text-properties fo:font-size="14pt" officeooo:rsid="00261daf" officeooo:paragraph-rsid="00261daf" style:font-size-asian="14pt" style:font-size-complex="14pt"/>
    </style:style>
    <style:style style:name="P3" style:family="paragraph" style:parent-style-name="Text_20_body">
      <style:text-properties fo:font-size="14pt" officeooo:rsid="00280253" officeooo:paragraph-rsid="00280253" style:font-size-asian="14pt" style:font-size-complex="14pt"/>
    </style:style>
    <style:style style:name="P4" style:family="paragraph" style:parent-style-name="Text_20_body">
      <style:text-properties fo:font-size="14pt" officeooo:rsid="0028178f" officeooo:paragraph-rsid="0028178f" style:font-size-asian="14pt" style:font-size-complex="14pt"/>
    </style:style>
    <style:style style:name="P5" style:family="paragraph" style:parent-style-name="Text_20_body">
      <style:text-properties fo:font-size="14pt" fo:font-style="normal" fo:font-weight="normal" officeooo:rsid="00261daf" officeooo:paragraph-rsid="00261daf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Text_20_body">
      <style:text-properties officeooo:rsid="00280253" officeooo:paragraph-rsid="00280253"/>
    </style:style>
    <style:style style:name="P7" style:family="paragraph" style:parent-style-name="Text_20_body">
      <style:text-properties fo:font-size="12pt" officeooo:rsid="00280253" officeooo:paragraph-rsid="00280253" style:font-size-asian="12pt" style:font-size-complex="12pt"/>
    </style:style>
    <style:style style:name="P8" style:family="paragraph" style:parent-style-name="Preformatted_20_Text">
      <style:text-properties fo:font-size="14pt" fo:font-style="normal" fo:font-weight="normal" officeooo:rsid="00261daf" officeooo:paragraph-rsid="00261daf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Preformatted_20_Text">
      <style:text-properties fo:font-size="14pt" style:font-size-asian="14pt" style:font-size-complex="14pt"/>
    </style:style>
    <style:style style:name="P10" style:family="paragraph" style:parent-style-name="Preformatted_20_Text">
      <style:paragraph-properties fo:margin-top="0in" fo:margin-bottom="0.1965in" loext:contextual-spacing="false"/>
      <style:text-properties fo:font-size="14pt" style:font-size-asian="14pt" style:font-size-complex="14pt"/>
    </style:style>
    <style:style style:name="P11" style:family="paragraph" style:parent-style-name="Preformatted_20_Text">
      <style:paragraph-properties fo:margin-top="0in" fo:margin-bottom="0.1965in" loext:contextual-spacing="false"/>
      <style:text-properties officeooo:paragraph-rsid="00261daf"/>
    </style:style>
    <style:style style:name="P12" style:family="paragraph" style:parent-style-name="Preformatted_20_Text">
      <style:paragraph-properties fo:margin-top="0in" fo:margin-bottom="0.1965in" loext:contextual-spacing="false"/>
      <style:text-properties officeooo:paragraph-rsid="00280253"/>
    </style:style>
    <style:style style:name="P13" style:family="paragraph" style:parent-style-name="Heading_20_2">
      <style:text-properties officeooo:rsid="00261daf" officeooo:paragraph-rsid="00261daf"/>
    </style:style>
    <style:style style:name="P14" style:family="paragraph" style:parent-style-name="Heading_20_2">
      <style:text-properties fo:font-size="14pt" officeooo:rsid="00261daf" officeooo:paragraph-rsid="00261daf" style:font-size-asian="14pt" style:font-size-complex="14pt"/>
    </style:style>
    <style:style style:name="P15" style:family="paragraph" style:parent-style-name="Heading_20_2">
      <style:text-properties fo:font-size="14pt" fo:font-style="normal" fo:font-weight="normal" officeooo:rsid="00261daf" officeooo:paragraph-rsid="00261daf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61daf" style:font-size-asian="14pt" style:font-size-complex="14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officeooo:rsid="00261daf"/>
    </style:style>
    <style:style style:name="T5" style:family="text">
      <style:text-properties fo:font-size="12pt" officeooo:rsid="00261daf" style:font-size-asian="12pt" style:font-size-complex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8178f"/>
    </style:style>
    <style:style style:name="T8" style:family="text">
      <style:text-properties officeooo:rsid="002985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4">Использование GITWATCH</text:span>.</text:h>
      <text:h text:style-name="P13" text:outline-level="2">1. Регистрация в github</text:h>
      <text:p text:style-name="P2">Заходим на <text:a xlink:type="simple" xlink:href="https://github.com/" text:style-name="Internet_20_link" text:visited-style-name="Visited_20_Internet_20_Link">https://github.com/</text:a> и регистриуем там учетную запись с логином транслитерацией ФИО</text:p>
      <text:h text:style-name="P14" text:outline-level="2">2. Создаем проект для лабораторной работы</text:h>
      <text:p text:style-name="P1"><text:span text:style-name="T1">Создаем публичный проект для конкретной лабораторной работы, добавляем gitignore для джава проектов</text:span></text:p>
      <text:h text:style-name="P13" text:outline-level="2"><text:span text:style-name="T1">3. Установка gitwatch</text:span></text:h>
      <text:h text:style-name="P15" text:outline-level="2">Устанавливаем gitwatch по инструкции отсюда </text:h>
      <text:h text:style-name="P15" text:outline-level="2"><text:a xlink:type="simple" xlink:href="https://github.com/gitwatch/gitwatch" text:style-name="Internet_20_link" text:visited-style-name="Visited_20_Internet_20_Link">https://github.com/gitwatch/gitwatch</text:a></text:h>
      <text:p text:style-name="P5"/>
      <text:p text:style-name="P5">Первый <text:s/>способ :</text:p>
      <text:p text:style-name="P8">$ git clone https://github.com/gitwatch/gitwatch.git</text:p>
      <text:p text:style-name="P9">$ cd gitwatch</text:p>
      <text:p text:style-name="P10">$ [sudo] install -b gitwatch.sh /usr/local/bin/gitwatch</text:p>
      <text:p text:style-name="P11"><text:span text:style-name="T5">Также нам понадобятся</text:span><text:span text:style-name="T2"> </text:span><text:span text:style-name="Strong_20_Emphasis">inotify-tools</text:span></text:p>
      <text:p text:style-name="P12"><text:span text:style-name="Strong_20_Emphasis"><text:span text:style-name="T3">$ sudo apt-get install inotify-tools</text:span></text:span></text:p>
      <text:h text:style-name="Heading_20_2" text:outline-level="2">4. Использование gitwatch</text:h>
      <text:p text:style-name="Text_20_body"/>
      <text:p text:style-name="P3">Клонируем созданный проект в папку <text:span text:style-name="T7">(меняем url на тот урл что будет появлятся по кнопе clone or download)</text:span></text:p>
      <text:p text:style-name="P6"><text:span text:style-name="T1">git clone </text:span><text:a xlink:type="simple" xlink:href="https://github.com/zheludkovm/TestGitWatch.git" text:style-name="Internet_20_link" text:visited-style-name="Visited_20_Internet_20_Link"><text:span text:style-name="T1">https://github.com/zheludkovm/TestGitWatch.git</text:span></text:a></text:p>
      <text:p text:style-name="P4">Запускаем gitwatch</text:p>
      <text:p text:style-name="P7">gitwatch -r https://login:password@github.com/zheludkovm/TestGitWatch.git <text:s/><text:span text:style-name="T8">&lt;путь к папке проекта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Lohit Hindi3" style:font-family-complex="'Lohit Hindi'" style:font-family-generic-complex="modern" style:font-pitch-complex="fixed" style:font-size-complex="10pt"/>
    </style:style>
    <style:style style:name="_3f__3f__3f__3f__3f__3f__3f_" style:display-name="???????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in" fo:margin-right="0in" fo:margin-top="0in" fo:margin-bottom="0in" loext:contextual-spacing="false" fo:text-indent="0.2362in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1" style:display-name="????????? 1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2" style:display-name="????????? 2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in" fo:margin-bottom="0.0398in" loext:contextual-spacing="false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23:21:10.662748455</meta:creation-date>
    <meta:editing-duration>PT21M36S</meta:editing-duration>
    <meta:editing-cycles>14</meta:editing-cycles>
    <meta:generator>LibreOffice/6.0.7.3$Linux_X86_64 LibreOffice_project/00m0$Build-3</meta:generator>
    <dc:date>2019-09-27T21:43:43.435451934</dc:date>
    <meta:document-statistic meta:table-count="0" meta:image-count="0" meta:object-count="0" meta:page-count="1" meta:paragraph-count="19" meta:word-count="103" meta:character-count="888" meta:non-whitespace-character-count="801"/>
  </office:meta>
</office:document-meta>
</file>